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520924" officeooo:paragraph-rsid="0000f157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371cfd" officeooo:paragraph-rsid="0000f157" style:font-weight-asian="normal" style:font-weight-complex="normal"/>
    </style:style>
    <style:style style:name="P3" style:family="paragraph" style:parent-style-name="Standard">
      <style:text-properties officeooo:rsid="00269353" officeooo:paragraph-rsid="0000f157"/>
    </style:style>
    <style:style style:name="P4" style:family="paragraph" style:parent-style-name="Standard">
      <style:paragraph-properties fo:text-align="center" style:justify-single-word="false"/>
      <style:text-properties officeooo:rsid="00269353" officeooo:paragraph-rsid="0000f157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293626" officeooo:paragraph-rsid="0000f157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df07d" officeooo:paragraph-rsid="0000f157" style:font-weight-asian="bold" style:font-weight-complex="bold"/>
    </style:style>
    <style:style style:name="P7" style:family="paragraph" style:parent-style-name="Standard">
      <style:text-properties officeooo:paragraph-rsid="0000f157"/>
    </style:style>
    <style:style style:name="P8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officeooo:rsid="00269353" officeooo:paragraph-rsid="0000f157"/>
    </style:style>
    <style:style style:name="P9" style:family="paragraph" style:parent-style-name="Standard">
      <style:text-properties style:text-underline-style="none" fo:font-weight="normal" officeooo:rsid="00742005" officeooo:paragraph-rsid="0000f157" style:font-weight-asian="normal" style:font-weight-complex="normal"/>
    </style:style>
    <style:style style:name="P10" style:family="paragraph" style:parent-style-name="Standard">
      <style:text-properties officeooo:paragraph-rsid="0007ebb4"/>
    </style:style>
    <style:style style:name="P11" style:family="paragraph" style:parent-style-name="Standard">
      <style:text-properties officeooo:paragraph-rsid="000afec7"/>
    </style:style>
    <style:style style:name="P12" style:family="paragraph" style:parent-style-name="Standard">
      <style:text-properties officeooo:paragraph-rsid="000cf979"/>
    </style:style>
    <style:style style:name="P13" style:family="paragraph" style:parent-style-name="Standard">
      <style:text-properties officeooo:paragraph-rsid="000eacce"/>
    </style:style>
    <style:style style:name="P14" style:family="paragraph" style:parent-style-name="Standard">
      <style:text-properties officeooo:paragraph-rsid="001041e4"/>
    </style:style>
    <style:style style:name="P15" style:family="paragraph" style:parent-style-name="Standard">
      <style:text-properties officeooo:paragraph-rsid="00116c34"/>
    </style:style>
    <style:style style:name="P16" style:family="paragraph" style:parent-style-name="Standard">
      <style:text-properties officeooo:paragraph-rsid="0013dbe3"/>
    </style:style>
    <style:style style:name="P17" style:family="paragraph" style:parent-style-name="Standard">
      <style:text-properties officeooo:paragraph-rsid="0015dc96"/>
    </style:style>
    <style:style style:name="P18" style:family="paragraph" style:parent-style-name="Standard">
      <style:text-properties officeooo:paragraph-rsid="00165956"/>
    </style:style>
    <style:style style:name="P19" style:family="paragraph" style:parent-style-name="Standard">
      <style:text-properties officeooo:paragraph-rsid="0018f34e"/>
    </style:style>
    <style:style style:name="P20" style:family="paragraph" style:parent-style-name="Standard">
      <style:text-properties officeooo:paragraph-rsid="001b9dbb"/>
    </style:style>
    <style:style style:name="P21" style:family="paragraph" style:parent-style-name="Standard">
      <style:text-properties officeooo:paragraph-rsid="001bd742"/>
    </style:style>
    <style:style style:name="P22" style:family="paragraph" style:parent-style-name="Standard">
      <style:text-properties officeooo:rsid="001ca2b2" officeooo:paragraph-rsid="001ca2b2"/>
    </style:style>
    <style:style style:name="P23" style:family="paragraph" style:parent-style-name="Standard">
      <style:text-properties officeooo:paragraph-rsid="001d5830"/>
    </style:style>
    <style:style style:name="P24" style:family="paragraph" style:parent-style-name="Standard">
      <style:text-properties officeooo:rsid="001f4c28" officeooo:paragraph-rsid="001f4c28"/>
    </style:style>
    <style:style style:name="P25" style:family="paragraph" style:parent-style-name="Standard">
      <style:text-properties officeooo:paragraph-rsid="00204be8"/>
    </style:style>
    <style:style style:name="P26" style:family="paragraph" style:parent-style-name="Standard">
      <style:text-properties officeooo:paragraph-rsid="00222f60"/>
    </style:style>
    <style:style style:name="P27" style:family="paragraph" style:parent-style-name="Standard">
      <style:text-properties officeooo:rsid="00237014" officeooo:paragraph-rsid="00237014"/>
    </style:style>
    <style:style style:name="P28" style:family="paragraph" style:parent-style-name="Standard">
      <style:text-properties officeooo:rsid="00248bc1" officeooo:paragraph-rsid="00248bc1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31c6e3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7dc8e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166d9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31c6e3" style:font-weight-asian="normal" style:font-weight-complex="normal"/>
    </style:style>
    <style:style style:name="T7" style:family="text">
      <style:text-properties style:text-underline-style="none" fo:font-weight="normal" officeooo:rsid="0051326f" style:font-weight-asian="normal" style:font-weight-complex="normal"/>
    </style:style>
    <style:style style:name="T8" style:family="text">
      <style:text-properties style:text-underline-style="none" fo:font-weight="normal" officeooo:rsid="0027dc8e" style:font-weight-asian="normal" style:font-weight-complex="normal"/>
    </style:style>
    <style:style style:name="T9" style:family="text">
      <style:text-properties style:text-underline-style="none" fo:font-weight="normal" officeooo:rsid="005a88a3" style:font-weight-asian="normal" style:font-weight-complex="normal"/>
    </style:style>
    <style:style style:name="T10" style:family="text">
      <style:text-properties style:text-underline-style="none" fo:font-weight="normal" officeooo:rsid="00039b50" style:font-weight-asian="normal" style:font-weight-complex="normal"/>
    </style:style>
    <style:style style:name="T11" style:family="text">
      <style:text-properties officeooo:rsid="000b86ea"/>
    </style:style>
    <style:style style:name="T12" style:family="text">
      <style:text-properties officeooo:rsid="000cf979"/>
    </style:style>
    <style:style style:name="T13" style:family="text">
      <style:text-properties officeooo:rsid="00173923"/>
    </style:style>
    <style:style style:name="T14" style:family="text">
      <style:text-properties officeooo:rsid="00197ac9"/>
    </style:style>
    <style:style style:name="T15" style:family="text">
      <style:text-properties officeooo:rsid="001a4426"/>
    </style:style>
    <style:style style:name="T16" style:family="text">
      <style:text-properties officeooo:rsid="001b9dbb"/>
    </style:style>
    <style:style style:name="T17" style:family="text">
      <style:text-properties officeooo:rsid="001dbf0b"/>
    </style:style>
    <style:style style:name="T18" style:family="text">
      <style:text-properties officeooo:rsid="001f1520"/>
    </style:style>
    <style:style style:name="T19" style:family="text">
      <style:text-properties officeooo:rsid="00204be8"/>
    </style:style>
    <style:style style:name="T20" style:family="text">
      <style:text-properties officeooo:rsid="00217879"/>
    </style:style>
    <style:style style:name="T21" style:family="text">
      <style:text-properties officeooo:rsid="00237014"/>
    </style:style>
    <style:style style:name="T22" style:family="text">
      <style:text-properties officeooo:rsid="00248bc1"/>
    </style:style>
    <style:style style:name="T23" style:family="text">
      <style:text-properties officeooo:rsid="0024d8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SSN COLLEGE OF ENGINEERING, KALAVAKKAM</text:p>
      <text:p text:style-name="P4">(An Autonomous Institution, Affiliated to Anna University, Chennai)</text:p>
      <text:p text:style-name="P4">DEPARTMENT OF COMPUTER SCIENCE AND ENGINEERING</text:p>
      <text:p text:style-name="P8">UCS1411 - OPERATING SYSTEMS LAB</text:p>
      <text:p text:style-name="P3"/>
      <text:p text:style-name="P5">NAME <text:s/>: NIVEDHITHA D</text:p>
      <text:p text:style-name="P5">REGNO: 185001104</text:p>
      <text:p text:style-name="P3"/>
      <text:p text:style-name="P3"><text:span text:style-name="T1">Lab Exercise </text:span><text:span text:style-name="T4">9</text:span><text:span text:style-name="T2">:</text:span><text:span text:style-name="T6"> </text:span><text:span text:style-name="T7"><text:s/>Implementation of Paging Technique <text:s/></text:span></text:p>
      <text:p text:style-name="P3"/>
      <text:p text:style-name="P7"><text:span text:style-name="T3">AIM:</text:span><text:span text:style-name="T8"> To develop a C program to implement the paging technique in memory management. </text:span></text:p>
      <text:p text:style-name="P1"/>
      <text:p text:style-name="P6">DRIVER CODE:<text:span text:style-name="T5"> </text:span><text:span text:style-name="T10">paging</text:span><text:span text:style-name="T9">.c</text:span></text:p>
      <text:p text:style-name="P9"/>
      <text:p text:style-name="P9">#include &lt;stdio.h&gt;</text:p>
      <text:p text:style-name="P9">#include &lt;string.h&gt;</text:p>
      <text:p text:style-name="P9">#include &lt;stdlib.h&gt;</text:p>
      <text:p text:style-name="P9">#include &lt;time.h&gt;</text:p>
      <text:p text:style-name="P9">#include &lt;math.h&gt;</text:p>
      <text:p text:style-name="P9">#include &lt;unistd.h&gt;</text:p>
      <text:p text:style-name="P9">#include &lt;termios.h&gt;</text:p>
      <text:p text:style-name="P9"/>
      <text:p text:style-name="P9">//FUNCTION TO IMPLEMENT getch() DUE TO THE ABSENCE OF &lt;conio.h&gt; IN gcc COMPILER</text:p>
      <text:p text:style-name="P9"/>
      <text:p text:style-name="P9">char getch()</text:p>
      <text:p text:style-name="P9">{</text:p>
      <text:p text:style-name="P9"><text:tab/>char buf=0;</text:p>
      <text:p text:style-name="P9"/>
      <text:p text:style-name="P9"><text:tab/>struct termios old={0};</text:p>
      <text:p text:style-name="P9"/>
      <text:p text:style-name="P9"><text:tab/>fflush(stdout);</text:p>
      <text:p text:style-name="P9"/>
      <text:p text:style-name="P9"><text:tab/>if(tcgetattr(0, &amp;old)&lt;0)</text:p>
      <text:p text:style-name="P9"><text:tab/><text:tab/>perror("tcsetattr()");</text:p>
      <text:p text:style-name="P9"/>
      <text:p text:style-name="P9"><text:tab/>old.c_lflag&amp;=~ICANON;</text:p>
      <text:p text:style-name="P9"><text:tab/>old.c_lflag&amp;=~ECHO;</text:p>
      <text:p text:style-name="P9"><text:tab/>old.c_cc[VMIN]=1;</text:p>
      <text:p text:style-name="P9"><text:tab/>old.c_cc[VTIME]=0;</text:p>
      <text:p text:style-name="P9"/>
      <text:p text:style-name="P9"><text:tab/>if(tcsetattr(0, TCSANOW, &amp;old)&lt;0)</text:p>
      <text:p text:style-name="P9"><text:tab/><text:tab/>perror("tcsetattr ICANON");</text:p>
      <text:p text:style-name="P9"/>
      <text:p text:style-name="P9"><text:tab/>if(read(0,&amp;buf,1)&lt;0)</text:p>
      <text:p text:style-name="P9"><text:tab/><text:tab/>perror("read()");</text:p>
      <text:p text:style-name="P9"/>
      <text:p text:style-name="P9"><text:tab/>old.c_lflag|=ICANON;</text:p>
      <text:p text:style-name="P9"><text:soft-page-break/><text:s text:c="3"/><text:tab/>old.c_lflag|=ECHO;</text:p>
      <text:p text:style-name="P9"/>
      <text:p text:style-name="P9"><text:tab/>if(tcsetattr(0, TCSADRAIN, &amp;old)&lt;0)</text:p>
      <text:p text:style-name="P9"><text:tab/><text:tab/>perror ("tcsetattr ~ICANON");</text:p>
      <text:p text:style-name="P9"/>
      <text:p text:style-name="P9"><text:tab/>return buf;</text:p>
      <text:p text:style-name="P9">}</text:p>
      <text:p text:style-name="P9"/>
      <text:p text:style-name="P9">#define N 25</text:p>
      <text:p text:style-name="P9"/>
      <text:p text:style-name="P9">// To store details of memory structures</text:p>
      <text:p text:style-name="P9">struct mnode</text:p>
      <text:p text:style-name="P9">{</text:p>
      <text:p text:style-name="P9"><text:tab/>char id[N];</text:p>
      <text:p text:style-name="P9"><text:tab/>int size;// total size of memory</text:p>
      <text:p text:style-name="P9"><text:tab/>int page_size; // page size = frame size</text:p>
      <text:p text:style-name="P9"><text:tab/>int num; // no. of frames/pages</text:p>
      <text:p text:style-name="P9"><text:tab/>int table[N]; //free frames <text:s/>table or page table</text:p>
      <text:p text:style-name="P9"><text:tab/>int limit; //limited free frames or working size of the table</text:p>
      <text:p text:style-name="P9">};</text:p>
      <text:p text:style-name="P9"/>
      <text:p text:style-name="P9">struct mnode process[N];</text:p>
      <text:p text:style-name="P9">int ws = 0;</text:p>
      <text:p text:style-name="P9"/>
      <text:p text:style-name="P9">// comparator for quicksort, to verify that there are no duplicates</text:p>
      <text:p text:style-name="P9">// and to order the free frames</text:p>
      <text:p text:style-name="P9">int cmpfunc (const void * a, const void * b)</text:p>
      <text:p text:style-name="P9">{</text:p>
      <text:p text:style-name="P9"><text:s text:c="3"/>return ( *(int*)a - *(int*)b );</text:p>
      <text:p text:style-name="P9">}</text:p>
      <text:p text:style-name="P9"/>
      <text:p text:style-name="P9">// Finction to remove duplicates in free frames</text:p>
      <text:p text:style-name="P9"/>
      <text:p text:style-name="P9">void removeDuplicates(struct mnode *physical)</text:p>
      <text:p text:style-name="P9">{</text:p>
      <text:p text:style-name="P9"><text:tab/>int arr[50], flag, count = 0, i, j;</text:p>
      <text:p text:style-name="P9"/>
      <text:p text:style-name="P9"><text:tab/>for(i=0; i&lt;physical-&gt;limit; i++)</text:p>
      <text:p text:style-name="P9"><text:tab/>{</text:p>
      <text:p text:style-name="P9"><text:tab/><text:tab/>flag =0;</text:p>
      <text:p text:style-name="P9"/>
      <text:p text:style-name="P9"><text:tab/><text:tab/>for(j=i+1; j&lt;physical-&gt;limit; j++)</text:p>
      <text:p text:style-name="P9"><text:tab/><text:tab/>{</text:p>
      <text:p text:style-name="P9"><text:tab/><text:tab/><text:tab/>if(physical-&gt;table[i] == physical-&gt;table[j])</text:p>
      <text:p text:style-name="P9"><text:tab/><text:tab/><text:tab/>{</text:p>
      <text:p text:style-name="P9"><text:tab/><text:tab/><text:tab/><text:tab/>flag = 1;</text:p>
      <text:p text:style-name="P9"><text:tab/><text:tab/><text:tab/><text:tab/>break;</text:p>
      <text:p text:style-name="P9"><text:tab/><text:tab/><text:tab/>}</text:p>
      <text:p text:style-name="P9"><text:tab/><text:tab/>}</text:p>
      <text:p text:style-name="P9"><text:soft-page-break/></text:p>
      <text:p text:style-name="P9"><text:tab/><text:tab/>if(flag == 0)</text:p>
      <text:p text:style-name="P9"><text:tab/><text:tab/><text:tab/>arr[count++] = physical-&gt;table[i];</text:p>
      <text:p text:style-name="P9"><text:s text:c="4"/>}</text:p>
      <text:p text:style-name="P9"/>
      <text:p text:style-name="P9"><text:tab/>for(i=0; i&lt;count; i++)</text:p>
      <text:p text:style-name="P9"><text:tab/><text:tab/>physical-&gt;table[i] = arr[i];</text:p>
      <text:p text:style-name="P9"/>
      <text:p text:style-name="P9"><text:s text:c="2"/><text:tab/>physical-&gt;limit = count;</text:p>
      <text:p text:style-name="P9"/>
      <text:p text:style-name="P9"><text:tab/>qsort(physical-&gt;table, physical-&gt;limit, sizeof(int), cmpfunc);</text:p>
      <text:p text:style-name="P9">}</text:p>
      <text:p text:style-name="P9"/>
      <text:p text:style-name="P9">// Process Request Function</text:p>
      <text:p text:style-name="P9"/>
      <text:p text:style-name="P9">void process_request(struct mnode *physical)</text:p>
      <text:p text:style-name="P9">{</text:p>
      <text:p text:style-name="P9"><text:tab/>printf("\n\n\n\tEnter the process requirement(ID, size): ");</text:p>
      <text:p text:style-name="P9"><text:tab/>scanf(" %s %d", process[ws].id, &amp;process[ws].size);</text:p>
      <text:p text:style-name="P9"/>
      <text:p text:style-name="P9"><text:tab/>process[ws].page_size = physical-&gt;page_size;</text:p>
      <text:p text:style-name="P9"><text:tab/>process[ws].num = process[ws].size / process[ws].page_size;</text:p>
      <text:p text:style-name="P9"/>
      <text:p text:style-name="P9"><text:tab/>printf("\n\tProcess has been divided into %d pages", process[ws].num);</text:p>
      <text:p text:style-name="P9"/>
      <text:p text:style-name="P9"><text:tab/>if(process[ws].num &lt;= physical-&gt;limit)</text:p>
      <text:p text:style-name="P9"><text:tab/>{</text:p>
      <text:p text:style-name="P9"><text:tab/><text:tab/>for(int i=0; i&lt;process[ws].num; i++)</text:p>
      <text:p text:style-name="P9"><text:tab/><text:tab/><text:tab/>process[ws].table[i] = physical-&gt;table[i];</text:p>
      <text:p text:style-name="P9"/>
      <text:p text:style-name="P9"><text:tab/><text:tab/>process[ws].limit = process[ws].num;</text:p>
      <text:p text:style-name="P9"/>
      <text:p text:style-name="P9"><text:tab/><text:tab/>for(int i=0; i+process[ws].num &lt; physical-&gt;limit; i++)</text:p>
      <text:p text:style-name="P9"><text:tab/><text:tab/><text:tab/>physical-&gt;table[i] = physical-&gt;table[i+process[ws].num];</text:p>
      <text:p text:style-name="P9"/>
      <text:p text:style-name="P9"><text:tab/><text:tab/>physical-&gt;limit -= process[ws].num;</text:p>
      <text:p text:style-name="P9"/>
      <text:p text:style-name="P9"><text:tab/><text:tab/>printf("\n\n\tPAGE TABLE for process %s\n", process[ws].id);</text:p>
      <text:p text:style-name="P9"><text:tab/><text:tab/>for(int i=0; i&lt;process[ws].num; i++)</text:p>
      <text:p text:style-name="P9"><text:tab/><text:tab/><text:tab/>printf("\n\tPage: %d Frame: %d", i, process[ws].table[i]);</text:p>
      <text:p text:style-name="P9"/>
      <text:p text:style-name="P9"><text:tab/><text:tab/>ws++;</text:p>
      <text:p text:style-name="P9"><text:tab/>}</text:p>
      <text:p text:style-name="P9"/>
      <text:p text:style-name="P9"><text:tab/>else</text:p>
      <text:p text:style-name="P9"><text:tab/><text:tab/>printf("\n\tFREE FRAMES INSUFFICIENT !");</text:p>
      <text:p text:style-name="P9">}</text:p>
      <text:p text:style-name="P9"/>
      <text:p text:style-name="P9">// Function to display free frames</text:p>
      <text:p text:style-name="P9"><text:soft-page-break/></text:p>
      <text:p text:style-name="P9">void free_frame_display(struct mnode physical)</text:p>
      <text:p text:style-name="P9">{</text:p>
      <text:p text:style-name="P9"><text:tab/>printf("\n\tTotal Number of frames: %d", physical.num);</text:p>
      <text:p text:style-name="P9"/>
      <text:p text:style-name="P9"><text:tab/>printf("\n\n\tNumber of free frames: %d", physical.limit);</text:p>
      <text:p text:style-name="P9"/>
      <text:p text:style-name="P9"><text:tab/>printf("\n\n\tFree Frames List:");</text:p>
      <text:p text:style-name="P9"/>
      <text:p text:style-name="P9"><text:tab/>for(int i=0; i&lt;physical.limit; i++)</text:p>
      <text:p text:style-name="P9"><text:tab/>printf(" %d", physical.table[i]);</text:p>
      <text:p text:style-name="P9">}</text:p>
      <text:p text:style-name="P9"/>
      <text:p text:style-name="P9">// Function to display page table of all processes with allocated frames</text:p>
      <text:p text:style-name="P9"/>
      <text:p text:style-name="P9">void process_display_all()</text:p>
      <text:p text:style-name="P9">{</text:p>
      <text:p text:style-name="P9"><text:tab/>if(ws == 0)</text:p>
      <text:p text:style-name="P9"><text:tab/>{</text:p>
      <text:p text:style-name="P9"><text:tab/><text:tab/>printf("\n\n\tPAGE TABLES UNAVAILABLE !");</text:p>
      <text:p text:style-name="P9"><text:tab/><text:tab/>return;</text:p>
      <text:p text:style-name="P9"><text:tab/>}</text:p>
      <text:p text:style-name="P9"><text:tab/>for(int i=0; i&lt;ws; i++)</text:p>
      <text:p text:style-name="P9"><text:tab/>{</text:p>
      <text:p text:style-name="P9"><text:tab/><text:tab/>printf("\n\n\tPAGE TABLE for process %s\n", process[i].id);</text:p>
      <text:p text:style-name="P9"><text:tab/><text:tab/>for(int j=0; j&lt;process[i].num; j++)</text:p>
      <text:p text:style-name="P9"><text:tab/><text:tab/><text:tab/>printf("\n\tPage: %d Frame: %d", j, process[i].table[j]);</text:p>
      <text:p text:style-name="P9"><text:tab/>}</text:p>
      <text:p text:style-name="P9">}</text:p>
      <text:p text:style-name="P9"/>
      <text:p text:style-name="P9">// Function to deallocate frames from a process</text:p>
      <text:p text:style-name="P9"/>
      <text:p text:style-name="P9">void deallocation(struct mnode *physical)</text:p>
      <text:p text:style-name="P9">{</text:p>
      <text:p text:style-name="P9"><text:tab/>char id[N];</text:p>
      <text:p text:style-name="P9"><text:tab/>int index, found = 0;</text:p>
      <text:p text:style-name="P9"/>
      <text:p text:style-name="P9"><text:tab/>index = physical-&gt;limit;</text:p>
      <text:p text:style-name="P9"/>
      <text:p text:style-name="P9"><text:tab/>printf("\n\n\n\tEnter the process ID for de-allocation: ");</text:p>
      <text:p text:style-name="P9"><text:tab/>scanf(" %s", id);</text:p>
      <text:p text:style-name="P9"/>
      <text:p text:style-name="P9"><text:tab/>for(int i=0; i&lt;ws; i++)</text:p>
      <text:p text:style-name="P9"><text:tab/>{</text:p>
      <text:p text:style-name="P9"><text:tab/><text:tab/>if(strcmp(process[i].id, id) == 0)</text:p>
      <text:p text:style-name="P9"><text:tab/><text:tab/>{</text:p>
      <text:p text:style-name="P9"><text:tab/><text:tab/><text:tab/>found = 1;</text:p>
      <text:p text:style-name="P9"><text:tab/><text:tab/><text:tab/>for(int j=0; j&lt;process[i].num; j++)</text:p>
      <text:p text:style-name="P9"><text:tab/><text:tab/><text:tab/><text:tab/>physical-&gt;table[index++] = process[i].table[j];</text:p>
      <text:p text:style-name="P9"><text:soft-page-break/></text:p>
      <text:p text:style-name="P9"><text:tab/><text:tab/><text:tab/>for(int k = i; k&lt;ws-1; k++)</text:p>
      <text:p text:style-name="P9"><text:tab/><text:tab/><text:tab/><text:tab/>process[k] = process[k+1];</text:p>
      <text:p text:style-name="P9"/>
      <text:p text:style-name="P9"><text:tab/><text:tab/><text:tab/>ws--;</text:p>
      <text:p text:style-name="P9"><text:tab/><text:tab/><text:tab/>physical-&gt;limit = index;</text:p>
      <text:p text:style-name="P9"><text:tab/><text:tab/><text:tab/>printf("\n\n\tMemory DEALLOCATED !");</text:p>
      <text:p text:style-name="P9"><text:tab/><text:tab/><text:tab/>break;</text:p>
      <text:p text:style-name="P9"><text:tab/><text:tab/>}</text:p>
      <text:p text:style-name="P9"/>
      <text:p text:style-name="P9"><text:tab/>}</text:p>
      <text:p text:style-name="P9"/>
      <text:p text:style-name="P9"><text:tab/>if(found == 0)</text:p>
      <text:p text:style-name="P9"><text:tab/><text:tab/>printf("\n\tINVALID ID !");</text:p>
      <text:p text:style-name="P9"/>
      <text:p text:style-name="P9">}</text:p>
      <text:p text:style-name="P9"/>
      <text:p text:style-name="P9">// MAIN PROGRAM</text:p>
      <text:p text:style-name="P9"/>
      <text:p text:style-name="P9">int main()</text:p>
      <text:p text:style-name="P9">{</text:p>
      <text:p text:style-name="P9"><text:tab/>char choice;</text:p>
      <text:p text:style-name="P9"/>
      <text:p text:style-name="P9"><text:tab/>struct mnode physical;</text:p>
      <text:p text:style-name="P9"/>
      <text:p text:style-name="P9"><text:tab/>strcpy(physical.id, "Physical");</text:p>
      <text:p text:style-name="P9"/>
      <text:p text:style-name="P9"><text:tab/>system("clear");</text:p>
      <text:p text:style-name="P9"/>
      <text:p text:style-name="P9"><text:tab/>printf("\n\n\t+-------------------------------------------+\n");</text:p>
      <text:p text:style-name="P9"><text:tab/>printf("\t\tPHYSICAL MEMORY PARTITIONING\n");</text:p>
      <text:p text:style-name="P9"><text:tab/>printf("\t+-------------------------------------------+\n\n");</text:p>
      <text:p text:style-name="P9"/>
      <text:p text:style-name="P9"><text:tab/>printf("\n\tEnter the physical memory size(in KB): ");</text:p>
      <text:p text:style-name="P9"><text:tab/>scanf(" %d", &amp;physical.size);</text:p>
      <text:p text:style-name="P9"><text:tab/>printf("\n\tEnter the page size(in KB): ");</text:p>
      <text:p text:style-name="P9"><text:tab/>scanf(" %d", &amp;physical.page_size);</text:p>
      <text:p text:style-name="P9"/>
      <text:p text:style-name="P9"><text:tab/>physical.num = physical.size / physical.page_size;</text:p>
      <text:p text:style-name="P9"/>
      <text:p text:style-name="P9"><text:tab/>srand(time(0));</text:p>
      <text:p text:style-name="P9"/>
      <text:p text:style-name="P9"><text:tab/>physical.limit = (rand() % physical.num);</text:p>
      <text:p text:style-name="P9"/>
      <text:p text:style-name="P9"><text:tab/>if(physical.limit &lt; 5)</text:p>
      <text:p text:style-name="P9"><text:tab/><text:tab/>physical.limit += 5;</text:p>
      <text:p text:style-name="P9"/>
      <text:p text:style-name="P9"><text:tab/>for(int i=0; i&lt;physical.limit ;i++)</text:p>
      <text:p text:style-name="P9"><text:tab/><text:tab/>physical.table[i] = (rand() % physical.num);</text:p>
      <text:p text:style-name="P9"><text:soft-page-break/></text:p>
      <text:p text:style-name="P9"><text:tab/>removeDuplicates(&amp;physical);</text:p>
      <text:p text:style-name="P9"/>
      <text:p text:style-name="P9"><text:tab/>free_frame_display(physical);</text:p>
      <text:p text:style-name="P9"/>
      <text:p text:style-name="P9"><text:tab/>getch();</text:p>
      <text:p text:style-name="P9"/>
      <text:p text:style-name="P9"/>
      <text:p text:style-name="P9"><text:tab/>// For quick running without feeding input</text:p>
      <text:p text:style-name="P9"><text:tab/>// Debugging purposes only</text:p>
      <text:p text:style-name="P9"/>
      <text:p text:style-name="P9"/>
      <text:p text:style-name="P9"><text:tab/>//DISPLAYING THE MENU</text:p>
      <text:p text:style-name="P9"/>
      <text:p text:style-name="P9"><text:tab/>do</text:p>
      <text:p text:style-name="P9"><text:tab/>{</text:p>
      <text:p text:style-name="P9"><text:tab/><text:tab/>system("clear");</text:p>
      <text:p text:style-name="P9"/>
      <text:p text:style-name="P9"><text:tab/><text:tab/>printf("\n\n\t+----------------------------+\n");</text:p>
      <text:p text:style-name="P9"><text:tab/><text:tab/>printf("\t\tMENU OPTIONS\n");</text:p>
      <text:p text:style-name="P9"><text:tab/><text:tab/>printf("\t+----------------------------+\n\n");</text:p>
      <text:p text:style-name="P9"/>
      <text:p text:style-name="P9"><text:tab/><text:tab/>printf("\t1. PROCESS REQUEST\n\n");</text:p>
      <text:p text:style-name="P9"><text:tab/><text:tab/>printf("\t2. DEALLOCATION\n\n");</text:p>
      <text:p text:style-name="P9"><text:tab/><text:tab/>printf("\t3. PAGE TABLE DISPLAY FOR ALL PROCESSES\n\n");</text:p>
      <text:p text:style-name="P9"><text:tab/><text:tab/>printf("\t4. FREE FRAME LIST DISPLAY\n\n");</text:p>
      <text:p text:style-name="P9"><text:tab/><text:tab/>printf("\t5. EXIT\n\n");</text:p>
      <text:p text:style-name="P9"/>
      <text:p text:style-name="P9"><text:tab/><text:tab/>printf("\n\n\tENTER choice: ");</text:p>
      <text:p text:style-name="P9"><text:tab/><text:tab/>scanf(" %c", &amp;choice);</text:p>
      <text:p text:style-name="P9"/>
      <text:p text:style-name="P9"><text:tab/><text:tab/>// For convenience the free frames are always displayed.</text:p>
      <text:p text:style-name="P9"><text:tab/><text:tab/>// Just comment them out if you don't want them.</text:p>
      <text:p text:style-name="P9"/>
      <text:p text:style-name="P9"><text:tab/><text:tab/>switch(choice)</text:p>
      <text:p text:style-name="P9"><text:tab/><text:tab/>{</text:p>
      <text:p text:style-name="P9"><text:tab/><text:tab/><text:tab/>case '1':<text:tab/>//free_frame_display(physical);</text:p>
      <text:p text:style-name="P9"><text:tab/><text:tab/><text:tab/><text:tab/><text:tab/><text:tab/>process_request(&amp;physical);</text:p>
      <text:p text:style-name="P9"><text:tab/><text:tab/><text:tab/><text:tab/><text:tab/><text:tab/>getch();</text:p>
      <text:p text:style-name="P9"><text:tab/><text:tab/><text:tab/><text:tab/><text:tab/><text:tab/>break;</text:p>
      <text:p text:style-name="P9"/>
      <text:p text:style-name="P9"><text:tab/><text:tab/><text:tab/>case '2':<text:tab/>//free_frame_display(physical);</text:p>
      <text:p text:style-name="P9"><text:tab/><text:tab/><text:tab/><text:tab/><text:tab/><text:tab/>deallocation(&amp;physical);</text:p>
      <text:p text:style-name="P9"><text:tab/><text:tab/><text:tab/><text:tab/><text:tab/><text:tab/>getch();</text:p>
      <text:p text:style-name="P9"><text:tab/><text:tab/><text:tab/><text:tab/><text:tab/><text:tab/>break;</text:p>
      <text:p text:style-name="P9"/>
      <text:p text:style-name="P9"><text:tab/><text:tab/><text:tab/>case '3':<text:tab/>//free_frame_display(physical);</text:p>
      <text:p text:style-name="P9"><text:tab/><text:tab/><text:tab/><text:tab/><text:tab/><text:tab/>process_display_all();</text:p>
      <text:p text:style-name="P9"><text:tab/><text:tab/><text:tab/><text:tab/><text:tab/><text:tab/>getch();</text:p>
      <text:p text:style-name="P9"><text:soft-page-break/><text:tab/><text:tab/><text:tab/><text:tab/><text:tab/><text:tab/>break;</text:p>
      <text:p text:style-name="P9"/>
      <text:p text:style-name="P9"><text:tab/><text:tab/><text:tab/>case '4':</text:p>
      <text:p text:style-name="P9"><text:tab/><text:tab/><text:tab/><text:tab/><text:tab/><text:tab/>free_frame_display(physical);</text:p>
      <text:p text:style-name="P9"><text:tab/><text:tab/><text:tab/><text:tab/><text:tab/><text:tab/>getch();</text:p>
      <text:p text:style-name="P9"><text:tab/><text:tab/><text:tab/><text:tab/><text:tab/><text:tab/>break;</text:p>
      <text:p text:style-name="P9"/>
      <text:p text:style-name="P9"><text:tab/><text:tab/><text:tab/>case '5':<text:tab/>system("clear");</text:p>
      <text:p text:style-name="P9"><text:tab/><text:tab/><text:tab/><text:tab/><text:tab/><text:tab/>return 0;</text:p>
      <text:p text:style-name="P9"><text:tab/><text:tab/><text:tab/><text:tab/><text:tab/><text:tab/>break;</text:p>
      <text:p text:style-name="P9"/>
      <text:p text:style-name="P9"><text:tab/><text:tab/><text:tab/>default:<text:tab/>printf("\n\tINVALID OPTION .....!!!!!\n\n");</text:p>
      <text:p text:style-name="P9"><text:tab/><text:tab/><text:tab/><text:tab/><text:tab/><text:tab/>getch();</text:p>
      <text:p text:style-name="P9"><text:tab/><text:tab/>}</text:p>
      <text:p text:style-name="P9"><text:tab/>}while(choice!=4);</text:p>
      <text:p text:style-name="P9">}</text:p>
      <text:p text:style-name="P2"/>
      <text:p text:style-name="P6">OUTPUT:</text:p>
      <text:p text:style-name="P6"/>
      <text:p text:style-name="P10"><text:s/>+-----------------------------------------------------------------+ <text:s text:c="173"/><text:tab/>PHYSICAL MEMORY PARTITIONING <text:s text:c="146"/></text:p>
      <text:p text:style-name="P10"><text:s/>+-----------------------------------------------------------------+ <text:s text:c="587"/>Enter the physical memory size(in KB): 32 <text:s text:c="380"/>Enter the page size(in KB): 1 <text:s text:c="392"/>Total Number of frames: 32 <text:s text:c="395"/>Number of free frames: 13 <text:s text:c="396"/>Free Frames List: 1 2 3 5 9 11 12 14 15 17 20 26 27 </text:p>
      <text:p text:style-name="P10"/>
      <text:p text:style-name="P11"><text:s/>+-----------------------------------+ <text:s text:c="81"/></text:p>
      <text:p text:style-name="P11"><text:tab/>MENU OPTIONS <text:s text:c="83"/></text:p>
      <text:p text:style-name="P12"><text:s/>+-----------------------------------+ <text:s text:c="172"/>1. PROCESS REQUEST <text:s text:c="189"/>2. DEALLOCATION <text:s text:c="192"/>3. PAGE TABLE DISP<text:span text:style-name="T11">L</text:span>AY FOR ALL PROCESSES <text:s text:c="169"/>4. FREE FRAME LIST DISP<text:span text:style-name="T12">L</text:span>AY <text:s text:c="182"/>5. EXIT <text:s text:c="11"/></text:p>
      <text:p text:style-name="P12"><text:s text:c="397"/>ENTER choice: <text:s text:c="2"/><text:span text:style-name="T12">1</text:span></text:p>
      <text:p text:style-name="P12"/>
      <text:p text:style-name="P15">Enter the process requirement(ID, size): P1 4 <text:s/></text:p>
      <text:p text:style-name="P15"><text:s text:c="161"/>Process has been divided into 4 pages <text:s text:c="5"/></text:p>
      <text:p text:style-name="P15"><text:s text:c="165"/>PAGE TABLE for process P1 <text:s text:c="182"/>Page: 0 Frame: 1 <text:s text:c="5"/></text:p>
      <text:p text:style-name="P15">Page: 1 Frame: 2</text:p>
      <text:p text:style-name="P15">Page: 2 Frame: 3 <text:s text:c="87"/></text:p>
      <text:p text:style-name="P15">Page: 3 Frame: 5</text:p>
      <text:p text:style-name="P12"/>
      <text:p text:style-name="P13"><text:soft-page-break/><text:s/>+-----------------------------------+ <text:s text:c="81"/></text:p>
      <text:p text:style-name="P13"><text:tab/>MENU OPTIONS <text:s text:c="83"/></text:p>
      <text:p text:style-name="P13"><text:s/>+-----------------------------------+ <text:s text:c="172"/>1. PROCESS REQUEST <text:s text:c="189"/>2. DEALLOCATION <text:s text:c="192"/>3. PAGE TABLE DISP<text:span text:style-name="T11">L</text:span>AY FOR ALL PROCESSES <text:s text:c="169"/>4. FREE FRAME LIST DISP<text:span text:style-name="T12">L</text:span>AY <text:s text:c="182"/>5. EXIT <text:s text:c="11"/></text:p>
      <text:p text:style-name="P13"><text:s text:c="397"/>ENTER choice: <text:s text:c="2"/><text:span text:style-name="T12">1</text:span></text:p>
      <text:p text:style-name="P13"/>
      <text:p text:style-name="P13">Enter the process requirement(ID, size): P7 99</text:p>
      <text:p text:style-name="P13"/>
      <text:p text:style-name="P13">Process has been divided into 99 pages</text:p>
      <text:p text:style-name="P13">FREE FRAMES INSUFFICIENT ! </text:p>
      <text:p text:style-name="P13"/>
      <text:p text:style-name="P13"><text:s/>+-----------------------------------+ <text:s text:c="81"/></text:p>
      <text:p text:style-name="P13"><text:tab/>MENU OPTIONS <text:s text:c="83"/></text:p>
      <text:p text:style-name="P13"><text:s/>+-----------------------------------+ <text:s text:c="172"/>1. PROCESS REQUEST <text:s text:c="189"/>2. DEALLOCATION <text:s text:c="192"/>3. PAGE TABLE DISP<text:span text:style-name="T11">L</text:span>AY FOR ALL PROCESSES <text:s text:c="169"/>4. FREE FRAME LIST DISP<text:span text:style-name="T12">L</text:span>AY <text:s text:c="182"/>5. EXIT <text:s text:c="11"/></text:p>
      <text:p text:style-name="P13"><text:s text:c="397"/>ENTER choice: <text:s text:c="2"/><text:span text:style-name="T12">1</text:span></text:p>
      <text:p text:style-name="P13"/>
      <text:p text:style-name="P16">Enter the process requirement(ID, size): P3 2 <text:s text:c="162"/></text:p>
      <text:p text:style-name="P16"/>
      <text:p text:style-name="P16">Process has been divided into 2 pages </text:p>
      <text:p text:style-name="P16"><text:s text:c="170"/>PAGE TABLE for process P3 <text:s text:c="182"/>Page: 0 Frame: 9 <text:s text:c="87"/></text:p>
      <text:p text:style-name="P16">Page: 1 Frame: 11 </text:p>
      <text:p text:style-name="P13"/>
      <text:p text:style-name="P13"><text:s/>+-----------------------------------+ <text:s text:c="81"/></text:p>
      <text:p text:style-name="P13"><text:tab/>MENU OPTIONS <text:s text:c="83"/></text:p>
      <text:p text:style-name="P13"><text:s/>+-----------------------------------+ <text:s text:c="172"/>1. PROCESS REQUEST <text:s text:c="189"/>2. DEALLOCATION <text:s text:c="192"/>3. PAGE TABLE DISP<text:span text:style-name="T11">L</text:span>AY FOR ALL PROCESSES <text:s text:c="169"/>4. FREE FRAME LIST DISP<text:span text:style-name="T12">L</text:span>AY <text:s text:c="182"/>5. EXIT <text:s text:c="11"/></text:p>
      <text:p text:style-name="P13"><text:s text:c="397"/>ENTER choice: <text:s text:c="2"/><text:span text:style-name="T12">1</text:span></text:p>
      <text:p text:style-name="P13"/>
      <text:p text:style-name="P18">Enter the process requirement(ID, size): P7 6 <text:s text:c="162"/></text:p>
      <text:p text:style-name="P18"/>
      <text:p text:style-name="P18">Process has been divided into 6 pages <text:s text:c="170"/></text:p>
      <text:p text:style-name="P18"><text:soft-page-break/></text:p>
      <text:p text:style-name="P18">PAGE TABLE for process P7 <text:s text:c="182"/>Page: 0 Frame: 12 <text:s text:c="86"/></text:p>
      <text:p text:style-name="P17">Page: 1 Frame: 14 <text:s text:c="86"/></text:p>
      <text:p text:style-name="P17">Page: 2 Frame: 15 <text:s text:c="86"/></text:p>
      <text:p text:style-name="P17">Page: 3 Frame: 17 <text:s text:c="86"/></text:p>
      <text:p text:style-name="P17">Page: 4 Frame: 20 <text:s text:c="85"/></text:p>
      <text:p text:style-name="P17">Page: 5 Frame: 26 </text:p>
      <text:p text:style-name="P13"/>
      <text:p text:style-name="P13"><text:s/>+-----------------------------------+ <text:s text:c="81"/></text:p>
      <text:p text:style-name="P13"><text:tab/>MENU OPTIONS <text:s text:c="83"/></text:p>
      <text:p text:style-name="P13"><text:s/>+-----------------------------------+ <text:s text:c="172"/>1. PROCESS REQUEST <text:s text:c="189"/>2. DEALLOCATION <text:s text:c="192"/>3. PAGE TABLE DISP<text:span text:style-name="T11">L</text:span>AY FOR ALL PROCESSES <text:s text:c="169"/>4. FREE FRAME LIST DISP<text:span text:style-name="T12">L</text:span>AY <text:s text:c="182"/>5. EXIT <text:s text:c="11"/></text:p>
      <text:p text:style-name="P13"><text:s text:c="397"/>ENTER choice: <text:s text:c="2"/><text:span text:style-name="T13">4</text:span></text:p>
      <text:p text:style-name="P13"/>
      <text:p text:style-name="P13">Total Number of frames: 32 <text:s text:c="181"/>Number of free frames: 1 <text:s text:c="183"/>Free Frames List: 27 </text:p>
      <text:p text:style-name="P13"/>
      <text:p text:style-name="P13"><text:s/>+-----------------------------------+ <text:s text:c="81"/></text:p>
      <text:p text:style-name="P13"><text:tab/>MENU OPTIONS <text:s text:c="83"/></text:p>
      <text:p text:style-name="P13"><text:s/>+-----------------------------------+ <text:s text:c="172"/>1. PROCESS REQUEST <text:s text:c="189"/>2. DEALLOCATION <text:s text:c="192"/>3. PAGE TABLE DISP<text:span text:style-name="T11">L</text:span>AY FOR ALL PROCESSES <text:s text:c="169"/>4. FREE FRAME LIST DISP<text:span text:style-name="T12">L</text:span>AY <text:s text:c="182"/>5. EXIT <text:s text:c="11"/></text:p>
      <text:p text:style-name="P13"><text:s text:c="397"/>ENTER choice: <text:s text:c="2"/><text:span text:style-name="T13">3</text:span></text:p>
      <text:p text:style-name="P13"/>
      <text:p text:style-name="P13"/>
      <text:p text:style-name="P13"/>
      <text:p text:style-name="P19">PAGE TABLE for process P1 <text:s text:c="182"/>Page: 0 Frame: 1 <text:s text:c="87"/></text:p>
      <text:p text:style-name="P19">Page: 1 Frame: 2 <text:s text:c="87"/></text:p>
      <text:p text:style-name="P19">Page: 2 Frame: 3 <text:s text:c="87"/></text:p>
      <text:p text:style-name="P19">Page: 3 Frame: 5</text:p>
      <text:p text:style-name="P19"><text:s text:c="192"/>PAGE TABLE for process P3 <text:s text:c="182"/>Page: 0 Frame: 9 <text:s text:c="87"/></text:p>
      <text:p text:style-name="P19">Page: 1 Frame: 11</text:p>
      <text:p text:style-name="P19"><text:s text:c="191"/>PAGE TABLE for process P7 <text:s text:c="182"/>Page: 0 Frame: 12 <text:s text:c="86"/></text:p>
      <text:p text:style-name="P19"><text:soft-page-break/>Page: 1 Frame: 14 <text:s text:c="86"/></text:p>
      <text:p text:style-name="P19">Page: 2 Frame: 15 <text:s text:c="86"/></text:p>
      <text:p text:style-name="P19">Page: 3 Frame: 17 <text:s text:c="86"/></text:p>
      <text:p text:style-name="P19">Page: 4 Frame: 20 <text:s text:c="86"/></text:p>
      <text:p text:style-name="P19">Page: 5 Frame: 26</text:p>
      <text:p text:style-name="P13"/>
      <text:p text:style-name="P13"><text:s/>+-----------------------------------+ <text:s text:c="81"/></text:p>
      <text:p text:style-name="P13"><text:tab/>MENU OPTIONS <text:s text:c="83"/></text:p>
      <text:p text:style-name="P13"><text:s/>+-----------------------------------+ <text:s text:c="172"/>1. PROCESS REQUEST <text:s text:c="189"/>2. DEALLOCATION <text:s text:c="192"/>3. PAGE TABLE DISP<text:span text:style-name="T11">L</text:span>AY FOR ALL PROCESSES <text:s text:c="169"/>4. FREE FRAME LIST DISP<text:span text:style-name="T12">L</text:span>AY <text:s text:c="182"/>5. EXIT <text:s text:c="11"/></text:p>
      <text:p text:style-name="P13"><text:s text:c="397"/>ENTER choice: <text:s text:c="2"/><text:span text:style-name="T14">2</text:span></text:p>
      <text:p text:style-name="P13"/>
      <text:p text:style-name="P13">Enter the process ID for de-allocation: P78 <text:s text:c="164"/>INVALID ID ! </text:p>
      <text:p text:style-name="P13"/>
      <text:p text:style-name="P13"><text:s/>+-----------------------------------+ <text:s text:c="81"/></text:p>
      <text:p text:style-name="P13"><text:tab/>MENU OPTIONS <text:s text:c="83"/></text:p>
      <text:p text:style-name="P13"><text:s/>+-----------------------------------+ <text:s text:c="172"/>1. PROCESS REQUEST <text:s text:c="189"/>2. DEALLOCATION <text:s text:c="192"/>3. PAGE TABLE DISP<text:span text:style-name="T11">L</text:span>AY FOR ALL PROCESSES <text:s text:c="169"/>4. FREE FRAME LIST DISP<text:span text:style-name="T12">L</text:span>AY <text:s text:c="182"/>5. EXIT <text:s text:c="11"/></text:p>
      <text:p text:style-name="P13"><text:s text:c="397"/>ENTER choice: <text:s text:c="2"/><text:span text:style-name="T15">2</text:span></text:p>
      <text:p text:style-name="P13"/>
      <text:p text:style-name="P13">Enter the process ID for de-allocation: P1</text:p>
      <text:p text:style-name="P13"/>
      <text:p text:style-name="P22">Memory DEALLOCATED !</text:p>
      <text:p text:style-name="P13"/>
      <text:p text:style-name="P13"/>
      <text:p text:style-name="P23"><text:s/></text:p>
      <text:p text:style-name="P23">+-----------------------------------+ <text:s text:c="81"/></text:p>
      <text:p text:style-name="P13"><text:tab/>MENU OPTIONS <text:s text:c="83"/></text:p>
      <text:p text:style-name="P13"><text:s/>+-----------------------------------+ <text:s text:c="172"/>1. PROCESS REQUEST <text:s text:c="189"/>2. DEALLOCATION <text:s text:c="192"/>3. PAGE TABLE DISP<text:span text:style-name="T11">L</text:span>AY FOR ALL PROCESSES <text:s text:c="169"/>4. FREE FRAME LIST DISP<text:span text:style-name="T12">L</text:span>AY <text:s text:c="182"/>5. EXIT <text:s text:c="11"/></text:p>
      <text:p text:style-name="P13"><text:s text:c="397"/>ENTER choice: <text:s text:c="2"/><text:span text:style-name="T16">3</text:span></text:p>
      <text:p text:style-name="P13"/>
      <text:p text:style-name="P20"><text:soft-page-break/>PAGE TABLE for process P3 <text:s text:c="182"/>Page: 0 Frame: 9 <text:s text:c="87"/></text:p>
      <text:p text:style-name="P20">Page: 1 Frame: 11</text:p>
      <text:p text:style-name="P20"><text:s text:c="191"/>PAGE TABLE for process P7 <text:s text:c="182"/>Page: 0 Frame: 12 <text:s text:c="86"/></text:p>
      <text:p text:style-name="P20">Page: 1 Frame: 14 <text:s text:c="86"/></text:p>
      <text:p text:style-name="P20">Page: 2 Frame: 15 <text:s text:c="86"/></text:p>
      <text:p text:style-name="P20">Page: 3 Frame: 17 <text:s text:c="86"/></text:p>
      <text:p text:style-name="P20">Page: 4 Frame: 20 <text:s text:c="86"/></text:p>
      <text:p text:style-name="P20">Page: 5 Frame: 26</text:p>
      <text:p text:style-name="P13"/>
      <text:p text:style-name="P14"><text:s/>+-----------------------------------+ <text:s text:c="81"/></text:p>
      <text:p text:style-name="P14"><text:tab/>MENU OPTIONS <text:s text:c="83"/></text:p>
      <text:p text:style-name="P14"><text:s/>+-----------------------------------+ <text:s text:c="172"/>1. PROCESS REQUEST <text:s text:c="189"/>2. DEALLOCATION <text:s text:c="192"/>3. PAGE TABLE DISP<text:span text:style-name="T11">L</text:span>AY FOR ALL PROCESSES <text:s text:c="169"/>4. FREE FRAME LIST DISP<text:span text:style-name="T12">L</text:span>AY <text:s text:c="182"/>5. EXIT <text:s text:c="11"/></text:p>
      <text:p text:style-name="P14"><text:s text:c="397"/>ENTER choice: <text:s text:c="2"/><text:span text:style-name="T17">4</text:span></text:p>
      <text:p text:style-name="P14"/>
      <text:p text:style-name="P14">Total Number of frames: 32 <text:s text:c="181"/>Number of free frames: 5 <text:s text:c="183"/>Free Frames List: 27 1 2 3 5</text:p>
      <text:p text:style-name="P14"/>
      <text:p text:style-name="P21"><text:s/>+-----------------------------------+ <text:s text:c="81"/></text:p>
      <text:p text:style-name="P21"><text:tab/>MENU OPTIONS <text:s text:c="83"/></text:p>
      <text:p text:style-name="P21"><text:s/>+-----------------------------------+ <text:s text:c="172"/>1. PROCESS REQUEST <text:s text:c="189"/>2. DEALLOCATION <text:s text:c="192"/>3. PAGE TABLE DISP<text:span text:style-name="T11">L</text:span>AY FOR ALL PROCESSES <text:s text:c="169"/>4. FREE FRAME LIST DISP<text:span text:style-name="T12">L</text:span>AY <text:s text:c="182"/>5. EXIT <text:s text:c="11"/></text:p>
      <text:p text:style-name="P21"><text:s text:c="397"/>ENTER choice: <text:s text:c="2"/><text:span text:style-name="T18">2</text:span></text:p>
      <text:p text:style-name="P21"/>
      <text:p text:style-name="P21">Enter the process ID for de-allocation: P3</text:p>
      <text:p text:style-name="P21"/>
      <text:p text:style-name="P24">Memory DEALLOCATED !</text:p>
      <text:p text:style-name="P21"/>
      <text:p text:style-name="P21"><text:s/>+-----------------------------------+ <text:s text:c="81"/></text:p>
      <text:p text:style-name="P21"><text:tab/>MENU OPTIONS <text:s text:c="83"/></text:p>
      <text:p text:style-name="P21"><text:s/>+-----------------------------------+ <text:s text:c="172"/>1. PROCESS REQUEST <text:s text:c="189"/>2. DEALLOCATION <text:s text:c="192"/>3. PAGE TABLE DISP<text:span text:style-name="T11">L</text:span>AY FOR ALL PROCESSES <text:s text:c="169"/><text:soft-page-break/>4. FREE FRAME LIST DISP<text:span text:style-name="T12">L</text:span>AY <text:s text:c="182"/>5. EXIT <text:s text:c="11"/></text:p>
      <text:p text:style-name="P21"><text:s text:c="397"/>ENTER choice: <text:s text:c="2"/><text:span text:style-name="T19">3</text:span></text:p>
      <text:p text:style-name="P21"/>
      <text:p text:style-name="P25">PAGE TABLE for process P7 <text:s text:c="182"/>Page: 0 Frame: 12 <text:s text:c="86"/></text:p>
      <text:p text:style-name="P25">Page: 1 Frame: 14 <text:s text:c="86"/></text:p>
      <text:p text:style-name="P25">Page: 2 Frame: 15 <text:s text:c="86"/></text:p>
      <text:p text:style-name="P25">Page: 3 Frame: 17 <text:s text:c="86"/></text:p>
      <text:p text:style-name="P25">Page: 4 Frame: 20 <text:s text:c="86"/></text:p>
      <text:p text:style-name="P25">Page: 5 Frame: 26</text:p>
      <text:p text:style-name="P21"/>
      <text:p text:style-name="P21"><text:s/>+-----------------------------------+ <text:s text:c="81"/></text:p>
      <text:p text:style-name="P21"><text:tab/>MENU OPTIONS <text:s text:c="83"/></text:p>
      <text:p text:style-name="P21"><text:s/>+-----------------------------------+ <text:s text:c="172"/>1. PROCESS REQUEST <text:s text:c="189"/>2. DEALLOCATION <text:s text:c="192"/>3. PAGE TABLE DISP<text:span text:style-name="T11">L</text:span>AY FOR ALL PROCESSES <text:s text:c="169"/>4. FREE FRAME LIST DISP<text:span text:style-name="T12">L</text:span>AY <text:s text:c="182"/>5. EXIT <text:s text:c="11"/></text:p>
      <text:p text:style-name="P21"><text:s text:c="397"/>ENTER choice: <text:s text:c="2"/><text:span text:style-name="T20">4</text:span></text:p>
      <text:p text:style-name="P21"/>
      <text:p text:style-name="P21">Total Number of frames: 32 <text:s text:c="181"/>Number of free frames: 7 <text:s text:c="183"/>Free Frames List: 27 1 2 3 5 9 11</text:p>
      <text:p text:style-name="P21"/>
      <text:p text:style-name="P21"><text:s/>+-----------------------------------+ <text:s text:c="81"/></text:p>
      <text:p text:style-name="P21"><text:tab/>MENU OPTIONS <text:s text:c="83"/></text:p>
      <text:p text:style-name="P21"><text:s/>+-----------------------------------+ <text:s text:c="172"/>1. PROCESS REQUEST <text:s text:c="189"/>2. DEALLOCATION <text:s text:c="192"/>3. PAGE TABLE DISP<text:span text:style-name="T11">L</text:span>AY FOR ALL PROCESSES <text:s text:c="169"/>4. FREE FRAME LIST DISP<text:span text:style-name="T12">L</text:span>AY <text:s text:c="182"/>5. EXIT <text:s text:c="11"/></text:p>
      <text:p text:style-name="P21"><text:s text:c="397"/>ENTER choice: <text:s text:c="2"/><text:span text:style-name="T21">2</text:span></text:p>
      <text:p text:style-name="P21"/>
      <text:p text:style-name="P21"><text:s/>Enter the process ID for de-allocation: P7</text:p>
      <text:p text:style-name="P21"/>
      <text:p text:style-name="P27">Memory DEALLOCATED !</text:p>
      <text:p text:style-name="P21"/>
      <text:p text:style-name="P26"><text:s/>+-----------------------------------+ <text:s text:c="81"/></text:p>
      <text:p text:style-name="P26"><text:tab/>MENU OPTIONS <text:s text:c="83"/></text:p>
      <text:p text:style-name="P26"><text:s/>+-----------------------------------+ <text:s text:c="172"/>1. PROCESS REQUEST <text:s text:c="189"/>2. DEALLOCATION <text:s text:c="192"/>3. PAGE TABLE DISP<text:span text:style-name="T11">L</text:span>AY FOR ALL PROCESSES <text:s text:c="169"/><text:soft-page-break/>4. FREE FRAME LIST DISP<text:span text:style-name="T12">L</text:span>AY <text:s text:c="182"/>5. EXIT <text:s text:c="11"/></text:p>
      <text:p text:style-name="P26"><text:s text:c="397"/>ENTER choice: <text:s text:c="2"/><text:span text:style-name="T22">3</text:span></text:p>
      <text:p text:style-name="P26"/>
      <text:p text:style-name="P28">PAGE TABLES UNAVAILABLE !</text:p>
      <text:p text:style-name="P26"/>
      <text:p text:style-name="P26"><text:s/>+-----------------------------------+ <text:s text:c="81"/></text:p>
      <text:p text:style-name="P26"><text:tab/>MENU OPTIONS <text:s text:c="83"/></text:p>
      <text:p text:style-name="P26"><text:s/>+-----------------------------------+ <text:s text:c="172"/>1. PROCESS REQUEST <text:s text:c="189"/>2. DEALLOCATION <text:s text:c="192"/>3. PAGE TABLE DISP<text:span text:style-name="T11">L</text:span>AY FOR ALL PROCESSES <text:s text:c="169"/>4. FREE FRAME LIST DISP<text:span text:style-name="T12">L</text:span>AY <text:s text:c="182"/>5. EXIT <text:s text:c="11"/></text:p>
      <text:p text:style-name="P26"><text:s text:c="397"/>ENTER choice: <text:s text:c="2"/><text:span text:style-name="T23">4</text:span></text:p>
      <text:p text:style-name="P26"/>
      <text:p text:style-name="P26">Total Number of frames: 32 <text:s text:c="181"/>Number of free frames: 13 <text:s text:c="182"/>Free Frames List: 27 1 2 3 5 9 11 12 14 15 17 20 26 </text:p>
      <text:p text:style-name="P26"/>
      <text:p text:style-name="P26"><text:s/>+-----------------------------------+ <text:s text:c="81"/></text:p>
      <text:p text:style-name="P26"><text:tab/>MENU OPTIONS <text:s text:c="83"/></text:p>
      <text:p text:style-name="P26"><text:s/>+-----------------------------------+ <text:s text:c="172"/>1. PROCESS REQUEST <text:s text:c="189"/>2. DEALLOCATION <text:s text:c="192"/>3. PAGE TABLE DISP<text:span text:style-name="T11">L</text:span>AY FOR ALL PROCESSES <text:s text:c="169"/>4. FREE FRAME LIST DISP<text:span text:style-name="T12">L</text:span>AY <text:s text:c="182"/>5. EXIT <text:s text:c="11"/></text:p>
      <text:p text:style-name="P26"><text:s text:c="397"/>ENTER choice: <text:s text:c="2"/><text:span text:style-name="T23">5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3-27T09:50:34.398000000</dc:date>
    <meta:editing-duration>PT28M1S</meta:editing-duration>
    <meta:editing-cycles>40</meta:editing-cycles>
    <meta:document-statistic meta:table-count="0" meta:image-count="0" meta:object-count="0" meta:page-count="13" meta:paragraph-count="353" meta:word-count="1600" meta:character-count="46722" meta:non-whitespace-character-count="10257"/>
  </office:meta>
</office:document-meta>
</file>